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47.1mm"/>
    </style:style>
    <style:style style:name="co5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Trainer Default 1</text:p>
          </table:table-cell>
          <table:table-cell table:style-name="ce3" office:value-type="string" calcext:value-type="string">
            <text:p>LASS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Trainer Default 2</text:p>
          </table:table-cell>
          <table:table-cell table:style-name="ce3" office:value-type="string" calcext:value-type="string">
            <text:p>YOUNGSTER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Kanto Gym 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Trainer Default 3</text:p>
          </table:table-cell>
          <table:table-cell table:style-name="ce3" office:value-type="string" calcext:value-type="string">
            <text:p>SCHOOLKID_Female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Johto Gym 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Trainer Default 4</text:p>
          </table:table-cell>
          <table:table-cell table:style-name="ce3" office:value-type="string" calcext:value-type="string">
            <text:p>SCHOOLKID_Boy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eam Rocket 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Trainer Default 5</text:p>
          </table:table-cell>
          <table:table-cell table:style-name="ce3" office:value-type="string" calcext:value-type="string">
            <text:p>TUBER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eam Rocket 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Trainer Default 6</text:p>
          </table:table-cell>
          <table:table-cell table:style-name="ce3" office:value-type="string" calcext:value-type="string">
            <text:p>HIKER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Hoenn Gym 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Trainer Default 7</text:p>
          </table:table-cell>
          <table:table-cell table:style-name="ce3" office:value-type="string" calcext:value-type="string">
            <text:p>BEAUTY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Sinnoh Gym 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Trainer Default 8</text:p>
          </table:table-cell>
          <table:table-cell table:style-name="ce3" office:value-type="string" calcext:value-type="string">
            <text:p>FISHERMAN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Unova Gym 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ainer Default 9</text:p>
          </table:table-cell>
          <table:table-cell office:value-type="string" calcext:value-type="string">
            <text:p>LADY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rainer Default 10</text:p>
          </table:table-cell>
          <table:table-cell office:value-type="string" calcext:value-type="string">
            <text:p>TRIATHLETE_MaleCyclist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4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ainer Default 11</text:p>
          </table:table-cell>
          <table:table-cell office:value-type="string" calcext:value-type="string">
            <text:p>SAILOR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5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ainer Default 12</text:p>
          </table:table-cell>
          <table:table-cell office:value-type="string" calcext:value-type="string">
            <text:p>SWIMMERfE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Kanto Gym 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ainer Default 13</text:p>
          </table:table-cell>
          <table:table-cell office:value-type="string" calcext:value-type="string">
            <text:p>BUGCATCHER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Johto Gym 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ainer Default 14</text:p>
          </table:table-cell>
          <table:table-cell office:value-type="string" calcext:value-type="string">
            <text:p>PICNICKER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Elm Prof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rainer Default 15</text:p>
          </table:table-cell>
          <table:table-cell office:value-type="string" calcext:value-type="string">
            <text:p>RICHBOY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ainer Default 16</text:p>
          </table:table-cell>
          <table:table-cell office:value-type="string" calcext:value-type="string">
            <text:p>BLACKBELT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ainer Default 17</text:p>
          </table:table-cell>
          <table:table-cell office:value-type="string" calcext:value-type="string">
            <text:p>HEXMANIAC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rainer Default 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ainer Default 18</text:p>
          </table:table-cell>
          <table:table-cell office:value-type="string" calcext:value-type="string">
            <text:p>PkMnBREEDER_Female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Hoenn Gym 2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ainer Default 19</text:p>
          </table:table-cell>
          <table:table-cell office:value-type="string" calcext:value-type="string">
            <text:p>TUBER_Female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Sinnoh Gym 5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rainer Default 20</text:p>
          </table:table-cell>
          <table:table-cell office:value-type="string" calcext:value-type="string">
            <text:p>GUITARI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ova Gym 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ainer Default 21</text:p>
          </table:table-cell>
          <table:table-cell office:value-type="string" calcext:value-type="string">
            <text:p>GENTLEMA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ainer Default 22</text:p>
          </table:table-cell>
          <table:table-cell office:value-type="string" calcext:value-type="string">
            <text:p>TRIATHLETE_FemaleRunn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ainer Default 23</text:p>
          </table:table-cell>
          <table:table-cell office:value-type="string" calcext:value-type="string">
            <text:p>TRIATHLETE_MaleRunn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nto Gym 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ainer Default 24</text:p>
          </table:table-cell>
          <table:table-cell office:value-type="string" calcext:value-type="string">
            <text:p>BATTLEGIR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hto Gym 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rainer Default 25</text:p>
          </table:table-cell>
          <table:table-cell office:value-type="string" calcext:value-type="string">
            <text:p>TRIATHLETE_FemaleCycli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Aqu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rainer Default 26</text:p>
          </table:table-cell>
          <table:table-cell office:value-type="string" calcext:value-type="string">
            <text:p>SWIMMERm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Magm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rainer Default 27</text:p>
          </table:table-cell>
          <table:table-cell office:value-type="string" calcext:value-type="string">
            <text:p>POKeFAN_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enn Gym 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rainer Default 28</text:p>
          </table:table-cell>
          <table:table-cell office:value-type="string" calcext:value-type="string">
            <text:p>EXPERT_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noh Gym 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rainer Default 29</text:p>
          </table:table-cell>
          <table:table-cell office:value-type="string" calcext:value-type="string">
            <text:p>EXPERT_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ova Gym 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rainer Default 30</text:p>
          </table:table-cell>
          <table:table-cell office:value-type="string" calcext:value-type="string">
            <text:p>BIRDKEEP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1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Trainer Default 31</text:p>
          </table:table-cell>
          <table:table-cell office:value-type="string" calcext:value-type="string">
            <text:p>PARASOLLAD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1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rainer Default 32</text:p>
          </table:table-cell>
          <table:table-cell office:value-type="string" calcext:value-type="string">
            <text:p>AROMALAD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1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rainer Default 33</text:p>
          </table:table-cell>
          <table:table-cell office:value-type="string" calcext:value-type="string">
            <text:p>COOLTRAINER_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nto Gym 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rainer Default 34</text:p>
          </table:table-cell>
          <table:table-cell office:value-type="string" calcext:value-type="string">
            <text:p>COOLTRAINER_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ohto Gym 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rainer Default 35</text:p>
          </table:table-cell>
          <table:table-cell office:value-type="string" calcext:value-type="string">
            <text:p>KINDL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rch Prof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Trainer Default 36</text:p>
          </table:table-cell>
          <table:table-cell office:value-type="string" calcext:value-type="string">
            <text:p>CAMP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1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rainer Default 37</text:p>
          </table:table-cell>
          <table:table-cell office:value-type="string" calcext:value-type="string">
            <text:p>PSYCHIC_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iner Default 1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rainer Default 38</text:p>
          </table:table-cell>
          <table:table-cell office:value-type="string" calcext:value-type="string">
            <text:p>PSYCHIC_Fema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oenn Gym 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rainer Default 39</text:p>
          </table:table-cell>
          <table:table-cell office:value-type="string" calcext:value-type="string">
            <text:p>PICNICK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innoh Gym 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rainer Default 40</text:p>
          </table:table-cell>
          <table:table-cell office:value-type="string" calcext:value-type="string">
            <text:p>POKeMANIA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nova Gym 4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16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17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anto Gym 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hto Gym 5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am Galactic 1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am Galactic 2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Gym 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Gym 1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Gym 5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18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19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anto Gym 6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hto Gym 6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2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3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Gym 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Gym 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Gym 6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4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5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6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anto Gym 7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hto Gym 7</text:p>
          </table:table-cell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am Plasma 1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am Plasma 2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Gym 7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Gym 7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Gym 7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7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29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anto Gym 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hto Gym 8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owan Prof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Gym 8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Gym 8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Gym 8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0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1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2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anto Elite Four 1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Elite Four 1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uniper Prof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3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4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5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6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Elite Four 1</text:p>
          </table:table-cell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Elite Four 1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7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8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39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iner Default 40</text:p>
          </table:table-cell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anto Elite Four 2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Elite Four 2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Elite Four 2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Elite Four 2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anto Elite Four 3</text:p>
          </table:table-cell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Elite Four 3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Elite Four 3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Elite Four 3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anto Elite Four 4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Elite Four 4</text:p>
          </table:table-cell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Elite Four 4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Elite Four 4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Yellow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hto Initial 1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Initial 1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Initial 1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Initial 1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hto Initial 2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Initial 2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Initial 2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Initial 2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Johto Initial 3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oenn Initial 3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nnoh Initial 3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Unova Initial 3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ak Prof.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ed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22:48:27.8579520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21:04:41.452025176</meta:creation-date>
    <dc:date>2020-04-05T02:23:41.151670993</dc:date>
    <meta:editing-duration>PT10M15S</meta:editing-duration>
    <meta:editing-cycles>2</meta:editing-cycles>
    <meta:generator>LibreOffice/6.0.7.3$Linux_X86_64 LibreOffice_project/00m0$Build-3</meta:generator>
    <meta:document-statistic meta:table-count="1" meta:cell-count="329" meta:object-count="0"/>
  </office:meta>
</office:document-meta>
</file>